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office:value-type="string">
            <text:p>Input Wd</text:p>
          </table:table-cell>
          <table:table-cell office:value-type="float" office:value="200">
            <text:p>200</text:p>
          </table:table-cell>
          <table:table-cell office:value-type="string">
            <text:p><text:s/>= Dieters Desired Weight lb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put Mm</text:p>
          </table:table-cell>
          <table:table-cell office:value-type="float" office:value="35">
            <text:p>35</text:p>
          </table:table-cell>
          <table:table-cell office:value-type="string">
            <text:p><text:s/>= Mass of Mouse gram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put Ms</text:p>
          </table:table-cell>
          <table:table-cell office:value-type="float" office:value="5">
            <text:p>5</text:p>
          </table:table-cell>
          <table:table-cell office:value-type="string">
            <text:p><text:s/>= Mass of Sweetner ingested by Mouse gram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put CNV</text:p>
          </table:table-cell>
          <table:table-cell office:value-type="float" office:value="453.592">
            <text:p>453.592</text:p>
          </table:table-cell>
          <table:table-cell office:value-type="string">
            <text:p><text:s/>= Const Conversion of grams / lb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iput Msp</text:p>
          </table:table-cell>
          <table:table-cell office:value-type="float" office:value="350">
            <text:p>350</text:p>
          </table:table-cell>
          <table:table-cell office:value-type="string">
            <text:p><text:s/>= Mass of the Soda Pop contents gram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put Cs</text:p>
          </table:table-cell>
          <table:table-cell table:formula="of:=0.01/10" office:value-type="float" office:value="0.001">
            <text:p>0.001</text:p>
          </table:table-cell>
          <table:table-cell office:value-type="string">
            <text:p><text:s/>= Concentration of the sweetner in the Soda Po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utput is how many cans of soda pop can we drink without expir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MsKill/MMd = Ms/Mm</text:p>
          </table:table-cell>
          <table:table-cell/>
          <table:table-cell office:value-type="string">
            <text:p>Equatlity is a Rati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k = Md*Ms/Mm</text:p>
          </table:table-cell>
          <table:table-cell/>
          <table:table-cell office:value-type="string">
            <text:p>Equality to the unknown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Mk = Wd*CNV*Ms/M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ntermediate</text:p>
          </table:table-cell>
          <table:table-cell/>
          <table:table-cell table:formula="of:=[.C4]*[.C7]" office:value-type="float" office:value="90718.4">
            <text:p>90718.4</text:p>
          </table:table-cell>
          <table:table-cell office:value-type="string">
            <text:p><text:s/>= The dieters Wt Converted to Mass gra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ntermediate</text:p>
          </table:table-cell>
          <table:table-cell/>
          <table:table-cell table:formula="of:=[.D19]*[.C6]/[.C5]" office:value-type="float" office:value="12959.7714285714">
            <text:p>12959.7714285714</text:p>
          </table:table-cell>
          <table:table-cell office:value-type="string">
            <text:p><text:s/>= The amount that would kill the dieter gra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Intermediate</text:p>
          </table:table-cell>
          <table:table-cell/>
          <table:table-cell table:formula="of:=[.C8]*[.C9]" office:value-type="float" office:value="0.35">
            <text:p>0.35</text:p>
          </table:table-cell>
          <table:table-cell office:value-type="string">
            <text:p><text:s/>= Amount in 1 Can in grams <text:s/>Msp*C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NCans = <text:s/>Mk/(Msp*Cs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utput </text:p>
          </table:table-cell>
          <table:table-cell/>
          <table:table-cell table:formula="of:=INT([.D21]/[.D23])" office:value-type="float" office:value="37027">
            <text:p>37027</text:p>
          </table:table-cell>
          <table:table-cell office:value-type="string">
            <text:p><text:s/>= Number of Ca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Output </text:p>
          </table:table-cell>
          <table:table-cell/>
          <table:table-cell table:formula="of:=INT([.C4]*[.C7]*[.C6]/([.C5]*[.C8]*[.C9]))" office:value-type="float" office:value="37027">
            <text:p>37027</text:p>
          </table:table-cell>
          <table:table-cell office:value-type="string">
            <text:p><text:s/>= Wd*CNV*Ms/(Mm*Msp*Cs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1">03/11/2025</text:date>, <text:time>10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1T10:31:19.04</meta:creation-date>
    <dc:date>2025-03-11T10:54:28.96</dc:date>
    <meta:editing-duration>PT6M29S</meta:editing-duration>
    <meta:editing-cycles>2</meta:editing-cycles>
    <meta:generator>OpenOffice/4.1.12$Win32 OpenOffice.org_project/4112m1$Build-9809</meta:generator>
    <meta:document-statistic meta:table-count="3" meta:cell-count="40" meta:object-count="0"/>
  </office:meta>
</office:document-meta>
</file>